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solid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ylan Washburne</text:p>
      <text:p text:style-name="Standard">CS 475</text:p>
      <text:p text:style-name="Standard"/>
      <text:p text:style-name="Standard">This was run on the engr flip servers from osu, while I was remotely connected in. <text:s/>It is a very powerful machine.</text:p>
      <text:p text:style-name="Standard"/>
      <text:p text:style-name="Standard">Below is a table of my results. <text:s/>All results are in megaMults/sec:</text:p>
      <text:p text:style-name="Standard"><draw:frame draw:style-name="fr1" draw:name="Object1" text:anchor-type="paragraph" svg:x="0.2228in" svg:y="0.0618in" svg:width="4.2425in" svg:height="2.110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0.2228in" svg:y="2.1717in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draw:frame text:anchor-type="paragraph" draw:z-index="2" draw:style-name="gr1" svg:width="4.5406in" svg:height="0.3843in" svg:x="0.8134in" svg:y="5.2528in"><draw:text-box><text:p>1<text:tab/>2<text:tab/>4<text:tab/>6<text:tab/>8<text:tab/>10<text:tab/>12<text:tab/>14<text:tab/>16</text:p></draw:text-box></draw:frame>I am seeing that a higher number of threads offers higher speeds, as expected. <text:s/>I also see that larger chunk sizes slow down the operation, especially in the case of dynamic calculations which seem to be hurt by the chunk sizes more than static operations. <text:s/></text:p>
      <text:p text:style-name="Standard"/>
      <text:p text:style-name="Standard">In general though, this all can be summed up as large chunks requiring longer for a single thread to complete, because that is the minimum processing time it can have. <text:s/>This causes the program to greatly slow down when its minimum required time per task is increased like that.</text:p>
      <text:p text:style-name="Standard"/>
      <text:p text:style-name="Standard">Dynamic also runs faster than because it schedules the processes to be done in a more optimal manner, aka they all complete at a closer rate to each oth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ylan Washburne</meta:initial-creator>
    <meta:creation-date>2017-04-30T13:29:44.76</meta:creation-date>
    <dc:date>2017-04-30T13:54:00.81</dc:date>
    <dc:creator>Dylan Washburne</dc:creator>
    <meta:editing-duration>PT7M42S</meta:editing-duration>
    <meta:editing-cycles>3</meta:editing-cycles>
    <meta:generator>OpenOffice/4.1.3$Win32 OpenOffice.org_project/413m1$Build-9783</meta:generator>
    <meta:document-statistic meta:table-count="0" meta:image-count="0" meta:object-count="2" meta:page-count="1" meta:paragraph-count="7" meta:word-count="161" meta:character-count="8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0.7555in"/>
    </style:style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>
            <text:p>Static-1</text:p>
          </table:table-cell>
          <table:table-cell office:value-type="string">
            <text:p>Static-4096</text:p>
          </table:table-cell>
          <table:table-cell office:value-type="string">
            <text:p>Dynamic-1</text:p>
          </table:table-cell>
          <table:table-cell office:value-type="string">
            <text:p>Dynamic-40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.9">
            <text:p>270.9</text:p>
          </table:table-cell>
          <table:table-cell office:value-type="float" office:value="246.38">
            <text:p>246.38</text:p>
          </table:table-cell>
          <table:table-cell office:value-type="float" office:value="259.36">
            <text:p>259.36</text:p>
          </table:table-cell>
          <table:table-cell office:value-type="float" office:value="262.1">
            <text:p>262.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8.48">
            <text:p>518.48</text:p>
          </table:table-cell>
          <table:table-cell office:value-type="float" office:value="440.48">
            <text:p>440.48</text:p>
          </table:table-cell>
          <table:table-cell office:value-type="float" office:value="517.23">
            <text:p>517.23</text:p>
          </table:table-cell>
          <table:table-cell office:value-type="float" office:value="467.57">
            <text:p>467.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32.49">
            <text:p>1032.49</text:p>
          </table:table-cell>
          <table:table-cell office:value-type="float" office:value="506.45">
            <text:p>506.45</text:p>
          </table:table-cell>
          <table:table-cell office:value-type="float" office:value="999.44">
            <text:p>999.44</text:p>
          </table:table-cell>
          <table:table-cell office:value-type="float" office:value="759.2">
            <text:p>759.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47.96">
            <text:p>1547.96</text:p>
          </table:table-cell>
          <table:table-cell office:value-type="float" office:value="677.18">
            <text:p>677.18</text:p>
          </table:table-cell>
          <table:table-cell office:value-type="float" office:value="1551.12">
            <text:p>1551.12</text:p>
          </table:table-cell>
          <table:table-cell office:value-type="float" office:value="931.79">
            <text:p>931.7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48.97">
            <text:p>1948.97</text:p>
          </table:table-cell>
          <table:table-cell office:value-type="float" office:value="710.36">
            <text:p>710.36</text:p>
          </table:table-cell>
          <table:table-cell office:value-type="float" office:value="2063.18">
            <text:p>2063.18</text:p>
          </table:table-cell>
          <table:table-cell office:value-type="float" office:value="1072.1">
            <text:p>1072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41.85">
            <text:p>2041.85</text:p>
          </table:table-cell>
          <table:table-cell office:value-type="float" office:value="1090.79">
            <text:p>1090.79</text:p>
          </table:table-cell>
          <table:table-cell office:value-type="float" office:value="2264.85">
            <text:p>2264.85</text:p>
          </table:table-cell>
          <table:table-cell office:value-type="float" office:value="1109.34">
            <text:p>1109.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88.26">
            <text:p>2088.26</text:p>
          </table:table-cell>
          <table:table-cell office:value-type="float" office:value="1088.34">
            <text:p>1088.34</text:p>
          </table:table-cell>
          <table:table-cell office:value-type="float" office:value="2364.06">
            <text:p>2364.06</text:p>
          </table:table-cell>
          <table:table-cell office:value-type="float" office:value="1013.94">
            <text:p>1013.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70.08">
            <text:p>2270.08</text:p>
          </table:table-cell>
          <table:table-cell office:value-type="float" office:value="1091.33">
            <text:p>1091.33</text:p>
          </table:table-cell>
          <table:table-cell office:value-type="float" office:value="2908.8">
            <text:p>2908.8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71.42">
            <text:p>2571.42</text:p>
          </table:table-cell>
          <table:table-cell office:value-type="float" office:value="1116.51">
            <text:p>1116.51</text:p>
          </table:table-cell>
          <table:table-cell office:value-type="float" office:value="3049.02">
            <text:p>3049.02</text:p>
          </table:table-cell>
          <table:table-cell office:value-type="float" office:value="1018.42">
            <text:p>1018.4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4/30/2017</text:date>, <text:time>13:3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459cm" svg:y="3.401cm" style:legend-expansion="high" chart:style-name="ch2"/>
        <chart:plot-area chart:style-name="ch3" chart:data-source-has-labels="both" svg:x="0.769cm" svg:y="0.851cm" svg:width="11.052cm" svg:height="7.549cm">
          <chartooo:coordinate-region svg:x="1.761cm" svg:y="1.063cm" svg:width="9.966cm" svg:height="6.664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-1</text:p>
              </table:table-cell>
              <table:table-cell office:value-type="string">
                <text:p>Static-4096</text:p>
              </table:table-cell>
              <table:table-cell office:value-type="string">
                <text:p>Dynamic-1</text:p>
              </table:table-cell>
              <table:table-cell office:value-type="string">
                <text:p>Dynamic-409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.9">
                <text:p>270.9</text:p>
              </table:table-cell>
              <table:table-cell office:value-type="float" office:value="246.38">
                <text:p>246.38</text:p>
              </table:table-cell>
              <table:table-cell office:value-type="float" office:value="259.36">
                <text:p>259.36</text:p>
              </table:table-cell>
              <table:table-cell office:value-type="float" office:value="262.1">
                <text:p>262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8.48">
                <text:p>518.48</text:p>
              </table:table-cell>
              <table:table-cell office:value-type="float" office:value="440.48">
                <text:p>440.48</text:p>
              </table:table-cell>
              <table:table-cell office:value-type="float" office:value="517.23">
                <text:p>517.23</text:p>
              </table:table-cell>
              <table:table-cell office:value-type="float" office:value="467.57">
                <text:p>467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.49">
                <text:p>1032.49</text:p>
              </table:table-cell>
              <table:table-cell office:value-type="float" office:value="506.45">
                <text:p>506.45</text:p>
              </table:table-cell>
              <table:table-cell office:value-type="float" office:value="999.44">
                <text:p>999.44</text:p>
              </table:table-cell>
              <table:table-cell office:value-type="float" office:value="759.2">
                <text:p>75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7.96">
                <text:p>1547.96</text:p>
              </table:table-cell>
              <table:table-cell office:value-type="float" office:value="677.18">
                <text:p>677.18</text:p>
              </table:table-cell>
              <table:table-cell office:value-type="float" office:value="1551.12">
                <text:p>1551.12</text:p>
              </table:table-cell>
              <table:table-cell office:value-type="float" office:value="931.79">
                <text:p>931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8.97">
                <text:p>1948.97</text:p>
              </table:table-cell>
              <table:table-cell office:value-type="float" office:value="710.36">
                <text:p>710.36</text:p>
              </table:table-cell>
              <table:table-cell office:value-type="float" office:value="2063.18">
                <text:p>2063.18</text:p>
              </table:table-cell>
              <table:table-cell office:value-type="float" office:value="1072.1">
                <text:p>107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1.85">
                <text:p>2041.85</text:p>
              </table:table-cell>
              <table:table-cell office:value-type="float" office:value="890.79">
                <text:p>890.79</text:p>
              </table:table-cell>
              <table:table-cell office:value-type="float" office:value="2264.85">
                <text:p>2264.85</text:p>
              </table:table-cell>
              <table:table-cell office:value-type="float" office:value="1109.34">
                <text:p>1109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8.26">
                <text:p>2088.26</text:p>
              </table:table-cell>
              <table:table-cell office:value-type="float" office:value="988.34">
                <text:p>988.34</text:p>
              </table:table-cell>
              <table:table-cell office:value-type="float" office:value="2364.06">
                <text:p>2364.06</text:p>
              </table:table-cell>
              <table:table-cell office:value-type="float" office:value="1113.94">
                <text:p>1113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0.08">
                <text:p>2270.08</text:p>
              </table:table-cell>
              <table:table-cell office:value-type="float" office:value="1091.33">
                <text:p>1091.33</text:p>
              </table:table-cell>
              <table:table-cell office:value-type="float" office:value="2908.8">
                <text:p>2908.8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1.42">
                <text:p>2571.42</text:p>
              </table:table-cell>
              <table:table-cell office:value-type="float" office:value="1116.51">
                <text:p>1116.51</text:p>
              </table:table-cell>
              <table:table-cell office:value-type="float" office:value="3049.02">
                <text:p>3049.02</text:p>
              </table:table-cell>
              <table:table-cell office:value-type="float" office:value="1130.57">
                <text:p>1130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